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64in"/>
    </style:style>
    <style:style style:name="co5" style:family="table-column">
      <style:table-column-properties fo:break-before="auto" style:column-width="0.6016in"/>
    </style:style>
    <style:style style:name="co6" style:family="table-column">
      <style:table-column-properties fo:break-before="auto" style:column-width="1.2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121"/>
    <style:style style:name="ce1" style:family="table-cell" style:parent-style-name="Default" style:data-style-name="N122"/>
    <style:style style:name="ce2" style:family="table-cell" style:parent-style-name="Default" style:data-style-name="N2"/>
    <style:style style:name="ce9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DejaVu Sans Mono"/>
    </style:style>
    <style:style style:name="ce13" style:family="table-cell" style:parent-style-name="Default" style:data-style-name="N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aper tab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row table:style-name="ro1">
          <table:table-cell/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xlogit</text:p>
          </table:table-cell>
          <table:table-cell table:style-name="Default"/>
          <table:table-cell table:style-name="Default" office:value-type="string" calcext:value-type="string">
            <text:p>mlogit</text:p>
          </table:table-cell>
          <table:table-cell table:style-name="Default"/>
          <table:table-cell table:style-name="Default" office:value-type="string" calcext:value-type="string">
            <text:p>gmnl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" calcext:value-type="float">
            <text:p>-1</text:p>
          </table:table-cell>
          <table:table-cell table:formula="of:=[$artificial.B2]" office:value-type="float" office:value="-1.032" calcext:value-type="float">
            <text:p>-1.032</text:p>
          </table:table-cell>
          <table:table-cell table:formula="of:=[$artificial.C2]" office:value-type="float" office:value="0.15538" calcext:value-type="float">
            <text:p>0.155</text:p>
          </table:table-cell>
          <table:table-cell table:formula="of:=[$artificial.B34]" office:value-type="float" office:value="-1.05165" calcext:value-type="float">
            <text:p>-1.052</text:p>
          </table:table-cell>
          <table:table-cell table:formula="of:=[$artificial.C34]" office:value-type="float" office:value="0.17842" calcext:value-type="float">
            <text:p>0.178</text:p>
          </table:table-cell>
          <table:table-cell table:formula="of:=[$artificial.B18]" office:value-type="float" office:value="-1.05564" calcext:value-type="float">
            <text:p>-1.056</text:p>
          </table:table-cell>
          <table:table-cell table:formula="of:=[$artificial.C18]" office:value-type="float" office:value="0.18524" calcext:value-type="float">
            <text:p>0.185</text:p>
          </table:table-cell>
          <table:table-cell table:style-name="ce3" table:formula="of:=([.C3]/[.E3]+[.C3]/[.G3]+[.E3]/[.G3])/3" office:value-type="float" office:value="0.985047126910207" calcext:value-type="float">
            <text:p>0.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5" calcext:value-type="float">
            <text:p>-1.5</text:p>
          </table:table-cell>
          <table:table-cell table:formula="of:=[$artificial.B3]" office:value-type="float" office:value="-1.4596" calcext:value-type="float">
            <text:p>-1.460</text:p>
          </table:table-cell>
          <table:table-cell table:formula="of:=[$artificial.C3]" office:value-type="float" office:value="0.16908" calcext:value-type="float">
            <text:p>0.169</text:p>
          </table:table-cell>
          <table:table-cell table:formula="of:=[$artificial.B35]" office:value-type="float" office:value="-1.47965" calcext:value-type="float">
            <text:p>-1.480</text:p>
          </table:table-cell>
          <table:table-cell table:formula="of:=[$artificial.C35]" office:value-type="float" office:value="0.18938" calcext:value-type="float">
            <text:p>0.189</text:p>
          </table:table-cell>
          <table:table-cell table:formula="of:=[$artificial.B19]" office:value-type="float" office:value="-1.4841" calcext:value-type="float">
            <text:p>-1.484</text:p>
          </table:table-cell>
          <table:table-cell table:formula="of:=[$artificial.C19]" office:value-type="float" office:value="0.1871" calcext:value-type="float">
            <text:p>0.187</text:p>
          </table:table-cell>
          <table:table-cell table:style-name="ce3" table:formula="of:=([.C4]/[.E4]+[.C4]/[.G4]+[.E4]/[.G4])/3" office:value-type="float" office:value="0.988980908803754" calcext:value-type="float">
            <text:p>0.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  <table:table-cell table:formula="of:=[$artificial.B4]" office:value-type="float" office:value="0.88957" calcext:value-type="float">
            <text:p>0.890</text:p>
          </table:table-cell>
          <table:table-cell table:formula="of:=[$artificial.C4]" office:value-type="float" office:value="0.14134" calcext:value-type="float">
            <text:p>0.141</text:p>
          </table:table-cell>
          <table:table-cell table:formula="of:=[$artificial.B36]" office:value-type="float" office:value="0.90123" calcext:value-type="float">
            <text:p>0.901</text:p>
          </table:table-cell>
          <table:table-cell table:formula="of:=[$artificial.C36]" office:value-type="float" office:value="0.15852" calcext:value-type="float">
            <text:p>0.159</text:p>
          </table:table-cell>
          <table:table-cell table:formula="of:=[$artificial.B20]" office:value-type="float" office:value="0.90302" calcext:value-type="float">
            <text:p>0.903</text:p>
          </table:table-cell>
          <table:table-cell table:formula="of:=[$artificial.C20]" office:value-type="float" office:value="0.16033" calcext:value-type="float">
            <text:p>0.160</text:p>
          </table:table-cell>
          <table:table-cell table:style-name="ce3" table:formula="of:=([.C5]/[.E5]+[.C5]/[.G5]+[.E5]/[.G5])/3" office:value-type="float" office:value="0.990061807861733" calcext:value-type="float">
            <text:p>0.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" calcext:value-type="float">
            <text:p>1</text:p>
          </table:table-cell>
          <table:table-cell table:formula="of:=[$artificial.B5]" office:value-type="float" office:value="1.0633" calcext:value-type="float">
            <text:p>1.063</text:p>
          </table:table-cell>
          <table:table-cell table:formula="of:=[$artificial.C5]" office:value-type="float" office:value="0.18257" calcext:value-type="float">
            <text:p>0.183</text:p>
          </table:table-cell>
          <table:table-cell table:formula="of:=[$artificial.B37]" office:value-type="float" office:value="1.08721" calcext:value-type="float">
            <text:p>1.087</text:p>
          </table:table-cell>
          <table:table-cell table:formula="of:=[$artificial.C37]" office:value-type="float" office:value="0.20581" calcext:value-type="float">
            <text:p>0.206</text:p>
          </table:table-cell>
          <table:table-cell table:formula="of:=[$artificial.B21]" office:value-type="float" office:value="1.09055" calcext:value-type="float">
            <text:p>1.091</text:p>
          </table:table-cell>
          <table:table-cell table:formula="of:=[$artificial.C21]" office:value-type="float" office:value="0.20431" calcext:value-type="float">
            <text:p>0.204</text:p>
          </table:table-cell>
          <table:table-cell table:style-name="ce3" table:formula="of:=([.C6]/[.E6]+[.C6]/[.G6]+[.E6]/[.G6])/3" office:value-type="float" office:value="0.983319287356948" calcext:value-type="float">
            <text:p>0.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2" calcext:value-type="float">
            <text:p>2</text:p>
          </table:table-cell>
          <table:table-cell table:formula="of:=[$artificial.B9]" office:value-type="float" office:value="1.7116" calcext:value-type="float">
            <text:p>1.712</text:p>
          </table:table-cell>
          <table:table-cell table:formula="of:=[$artificial.C9]" office:value-type="float" office:value="0.19664" calcext:value-type="float">
            <text:p>0.197</text:p>
          </table:table-cell>
          <table:table-cell table:formula="of:=[$artificial.B38]" office:value-type="float" office:value="1.73522" calcext:value-type="float">
            <text:p>1.735</text:p>
          </table:table-cell>
          <table:table-cell table:formula="of:=[$artificial.C38]" office:value-type="float" office:value="0.21418" calcext:value-type="float">
            <text:p>0.214</text:p>
          </table:table-cell>
          <table:table-cell table:formula="of:=[$artificial.B22]" office:value-type="float" office:value="1.73479" calcext:value-type="float">
            <text:p>1.735</text:p>
          </table:table-cell>
          <table:table-cell table:formula="of:=[$artificial.C22]" office:value-type="float" office:value="0.21841" calcext:value-type="float">
            <text:p>0.218</text:p>
          </table:table-cell>
          <table:table-cell table:style-name="ce3" table:formula="of:=([.C7]/[.E7]+[.C7]/[.G7]+[.E7]/[.G7])/3" office:value-type="float" office:value="0.991089383192573" calcext:value-type="float">
            <text:p>0.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friendly</text:p>
          </table:table-cell>
          <table:table-cell office:value-type="float" office:value="4" calcext:value-type="float">
            <text:p>4</text:p>
          </table:table-cell>
          <table:table-cell table:formula="of:=[$artificial.B10]" office:value-type="float" office:value="3.8753" calcext:value-type="float">
            <text:p>3.875</text:p>
          </table:table-cell>
          <table:table-cell table:formula="of:=[$artificial.C10]" office:value-type="float" office:value="0.37355" calcext:value-type="float">
            <text:p>0.374</text:p>
          </table:table-cell>
          <table:table-cell table:formula="of:=[$artificial.B39]" office:value-type="float" office:value="3.9455" calcext:value-type="float">
            <text:p>3.946</text:p>
          </table:table-cell>
          <table:table-cell table:formula="of:=[$artificial.C39]" office:value-type="float" office:value="0.42904" calcext:value-type="float">
            <text:p>0.429</text:p>
          </table:table-cell>
          <table:table-cell table:formula="of:=[$artificial.B23]" office:value-type="float" office:value="3.9592" calcext:value-type="float">
            <text:p>3.959</text:p>
          </table:table-cell>
          <table:table-cell table:formula="of:=[$artificial.C23]" office:value-type="float" office:value="0.42679" calcext:value-type="float">
            <text:p>0.427</text:p>
          </table:table-cell>
          <table:table-cell table:style-name="ce3" table:formula="of:=([.C8]/[.E8]+[.C8]/[.G8]+[.E8]/[.G8])/3" office:value-type="float" office:value="0.985852044505799" calcext:value-type="float">
            <text:p>0.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issions</text:p>
          </table:table-cell>
          <table:table-cell office:value-type="float" office:value="-2" calcext:value-type="float">
            <text:p>-2</text:p>
          </table:table-cell>
          <table:table-cell table:formula="of:=[$artificial.B11]" office:value-type="float" office:value="-2.0164" calcext:value-type="float">
            <text:p>-2.016</text:p>
          </table:table-cell>
          <table:table-cell table:formula="of:=[$artificial.C11]" office:value-type="float" office:value="0.2139" calcext:value-type="float">
            <text:p>0.214</text:p>
          </table:table-cell>
          <table:table-cell table:formula="of:=[$artificial.B40]" office:value-type="float" office:value="-2.05865" calcext:value-type="float">
            <text:p>-2.059</text:p>
          </table:table-cell>
          <table:table-cell table:formula="of:=[$artificial.C40]" office:value-type="float" office:value="0.24228" calcext:value-type="float">
            <text:p>0.242</text:p>
          </table:table-cell>
          <table:table-cell table:formula="of:=[$artificial.B24]" office:value-type="float" office:value="-2.06443" calcext:value-type="float">
            <text:p>-2.064</text:p>
          </table:table-cell>
          <table:table-cell table:formula="of:=[$artificial.C24]" office:value-type="float" office:value="0.24631" calcext:value-type="float">
            <text:p>0.246</text:p>
          </table:table-cell>
          <table:table-cell table:style-name="ce3" table:formula="of:=([.C9]/[.E9]+[.C9]/[.G9]+[.E9]/[.G9])/3" office:value-type="float" office:value="0.984470511819172" calcext:value-type="float">
            <text:p>0.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ignif. 1</text:p>
          </table:table-cell>
          <table:table-cell/>
          <table:table-cell table:formula="of:=[$artificial.B6]" office:value-type="float" office:value="0.072541" calcext:value-type="float">
            <text:p>0.073</text:p>
          </table:table-cell>
          <table:table-cell table:formula="of:=[$artificial.C6]" office:value-type="float" office:value="0.12688" calcext:value-type="float">
            <text:p>0.127</text:p>
          </table:table-cell>
          <table:table-cell table:formula="of:=[$artificial.B41]" office:value-type="float" office:value="0.069842" calcext:value-type="float">
            <text:p>0.070</text:p>
          </table:table-cell>
          <table:table-cell table:formula="of:=[$artificial.C41]" office:value-type="float" office:value="0.15112" calcext:value-type="float">
            <text:p>0.151</text:p>
          </table:table-cell>
          <table:table-cell table:formula="of:=[$artificial.B25]" office:value-type="float" office:value="0.068899" calcext:value-type="float">
            <text:p>0.069</text:p>
          </table:table-cell>
          <table:table-cell table:formula="of:=[$artificial.C25]" office:value-type="float" office:value="0.14782" calcext:value-type="float">
            <text:p>0.148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Non-signif. 2</text:p>
          </table:table-cell>
          <table:table-cell/>
          <table:table-cell table:formula="of:=[$artificial.B7]" office:value-type="float" office:value="0.016026" calcext:value-type="float">
            <text:p>0.016</text:p>
          </table:table-cell>
          <table:table-cell table:formula="of:=[$artificial.C7]" office:value-type="float" office:value="0.13391" calcext:value-type="float">
            <text:p>0.134</text:p>
          </table:table-cell>
          <table:table-cell table:formula="of:=[$artificial.B42]" office:value-type="float" office:value="0.01653" calcext:value-type="float">
            <text:p>0.017</text:p>
          </table:table-cell>
          <table:table-cell table:formula="of:=[$artificial.C42]" office:value-type="float" office:value="0.16465" calcext:value-type="float">
            <text:p>0.165</text:p>
          </table:table-cell>
          <table:table-cell table:formula="of:=[$artificial.B26]" office:value-type="float" office:value="0.016192" calcext:value-type="float">
            <text:p>0.016</text:p>
          </table:table-cell>
          <table:table-cell table:formula="of:=[$artificial.C26]" office:value-type="float" office:value="0.15351" calcext:value-type="float">
            <text:p>0.15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Non-signif. 3</text:p>
          </table:table-cell>
          <table:table-cell/>
          <table:table-cell table:formula="of:=[$artificial.B8]" office:value-type="float" office:value="0.018963" calcext:value-type="float">
            <text:p>0.019</text:p>
          </table:table-cell>
          <table:table-cell table:formula="of:=[$artificial.C8]" office:value-type="float" office:value="0.11309" calcext:value-type="float">
            <text:p>0.113</text:p>
          </table:table-cell>
          <table:table-cell table:formula="of:=[$artificial.B43]" office:value-type="float" office:value="0.025303" calcext:value-type="float">
            <text:p>0.025</text:p>
          </table:table-cell>
          <table:table-cell table:formula="of:=[$artificial.C43]" office:value-type="float" office:value="0.14071" calcext:value-type="float">
            <text:p>0.141</text:p>
          </table:table-cell>
          <table:table-cell table:formula="of:=[$artificial.B27]" office:value-type="float" office:value="0.025943" calcext:value-type="float">
            <text:p>0.026</text:p>
          </table:table-cell>
          <table:table-cell table:formula="of:=[$artificial.C27]" office:value-type="float" office:value="0.1358" calcext:value-type="float">
            <text:p>0.136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td. Deviations</text:p>
          </table:table-cell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" calcext:value-type="float">
            <text:p>1</text:p>
          </table:table-cell>
          <table:table-cell table:formula="of:=[$artificial.B12]" office:value-type="float" office:value="0.68449" calcext:value-type="float">
            <text:p>0.684</text:p>
          </table:table-cell>
          <table:table-cell table:formula="of:=[$artificial.C12]" office:value-type="float" office:value="0.2368" calcext:value-type="float">
            <text:p>0.237</text:p>
          </table:table-cell>
          <table:table-cell table:formula="of:=[$artificial.B44]" office:value-type="float" office:value="0.71356" calcext:value-type="float">
            <text:p>0.714</text:p>
          </table:table-cell>
          <table:table-cell table:formula="of:=[$artificial.C44]" office:value-type="float" office:value="0.27097" calcext:value-type="float">
            <text:p>0.271</text:p>
          </table:table-cell>
          <table:table-cell table:formula="of:=[$artificial.B28]" office:value-type="float" office:value="0.73063" calcext:value-type="float">
            <text:p>0.731</text:p>
          </table:table-cell>
          <table:table-cell table:formula="of:=[$artificial.C28]" office:value-type="float" office:value="0.24845" calcext:value-type="float">
            <text:p>0.248</text:p>
          </table:table-cell>
          <table:table-cell table:style-name="ce3" table:formula="of:=([.C15]/[.E15]+[.C15]/[.G15]+[.E15]/[.G15])/3" office:value-type="float" office:value="0.957582076925324" calcext:value-type="float">
            <text:p>0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Friendly</text:p>
          </table:table-cell>
          <table:table-cell office:value-type="float" office:value="1" calcext:value-type="float">
            <text:p>1</text:p>
          </table:table-cell>
          <table:table-cell table:formula="of:=[$artificial.B13]" office:value-type="float" office:value="1.3225" calcext:value-type="float">
            <text:p>1.323</text:p>
          </table:table-cell>
          <table:table-cell table:formula="of:=[$artificial.C13]" office:value-type="float" office:value="0.31948" calcext:value-type="float">
            <text:p>0.319</text:p>
          </table:table-cell>
          <table:table-cell table:formula="of:=[$artificial.B45]" office:value-type="float" office:value="1.37873" calcext:value-type="float">
            <text:p>1.379</text:p>
          </table:table-cell>
          <table:table-cell table:formula="of:=[$artificial.C45]" office:value-type="float" office:value="0.35084" calcext:value-type="float">
            <text:p>0.351</text:p>
          </table:table-cell>
          <table:table-cell table:formula="of:=[$artificial.B29]" office:value-type="float" office:value="1.3988" calcext:value-type="float">
            <text:p>1.399</text:p>
          </table:table-cell>
          <table:table-cell table:formula="of:=[$artificial.C29]" office:value-type="float" office:value="0.34122" calcext:value-type="float">
            <text:p>0.341</text:p>
          </table:table-cell>
          <table:table-cell table:style-name="ce3" table:formula="of:=([.C16]/[.E16]+[.C16]/[.G16]+[.E16]/[.G16])/3" office:value-type="float" office:value="0.963440441075615" calcext:value-type="float">
            <text:p>0.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issions</text:p>
          </table:table-cell>
          <table:table-cell office:value-type="float" office:value="1" calcext:value-type="float">
            <text:p>1</text:p>
          </table:table-cell>
          <table:table-cell table:formula="of:=[$artificial.B14]" office:value-type="float" office:value="1.004" calcext:value-type="float">
            <text:p>1.004</text:p>
          </table:table-cell>
          <table:table-cell table:formula="of:=[$artificial.C14]" office:value-type="float" office:value="0.14202" calcext:value-type="float">
            <text:p>0.142</text:p>
          </table:table-cell>
          <table:table-cell table:formula="of:=[$artificial.B46]" office:value-type="float" office:value="1.02518" calcext:value-type="float">
            <text:p>1.025</text:p>
          </table:table-cell>
          <table:table-cell table:formula="of:=[$artificial.C46]" office:value-type="float" office:value="0.14246" calcext:value-type="float">
            <text:p>0.142</text:p>
          </table:table-cell>
          <table:table-cell table:formula="of:=[$artificial.B30]" office:value-type="float" office:value="1.02057" calcext:value-type="float">
            <text:p>1.021</text:p>
          </table:table-cell>
          <table:table-cell table:formula="of:=[$artificial.C30]" office:value-type="float" office:value="0.14709" calcext:value-type="float">
            <text:p>0.147</text:p>
          </table:table-cell>
          <table:table-cell table:style-name="ce3" table:formula="of:=([.C17]/[.E17]+[.C17]/[.G17]+[.E17]/[.G17])/3" office:value-type="float" office:value="0.989207090683346" calcext:value-type="float">
            <text:p>0.98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og-Likelihood</text:p>
          </table:table-cell>
          <table:table-cell/>
          <table:table-cell table:style-name="ce2" table:formula="of:=[$artificial.B15]" office:value-type="float" office:value="-2278.79" calcext:value-type="float">
            <text:p>-2278.79</text:p>
          </table:table-cell>
          <table:table-cell table:style-name="ce2"/>
          <table:table-cell table:style-name="ce2" table:formula="of:=[$artificial.B47]" office:value-type="float" office:value="-2278.19" calcext:value-type="float">
            <text:p>-2278.19</text:p>
          </table:table-cell>
          <table:table-cell table:style-name="ce2"/>
          <table:table-cell table:style-name="ce2" table:formula="of:=[$artificial.B31]" office:value-type="float" office:value="-2278.39" calcext:value-type="float">
            <text:p>-2278.39</text:p>
          </table:table-cell>
          <table:table-cell table:style-name="ce1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xlogit</text:p>
          </table:table-cell>
          <table:table-cell table:style-name="Default"/>
          <table:table-cell table:style-name="Default" office:value-type="string" calcext:value-type="string">
            <text:p>mlogit</text:p>
          </table:table-cell>
          <table:table-cell table:style-name="Default"/>
          <table:table-cell table:style-name="Default" office:value-type="string" calcext:value-type="string">
            <text:p>gmnl</text:p>
          </table:table-cell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Ratio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rice</text:p>
          </table:table-cell>
          <table:table-cell table:style-name="ce3" table:formula="of:=[$electricity.B2]" office:value-type="float" office:value="-1.0054" calcext:value-type="float">
            <text:p>-1.005</text:p>
          </table:table-cell>
          <table:table-cell table:formula="of:=[$electricity.C2]" office:value-type="float" office:value="0.034355" calcext:value-type="float">
            <text:p>0.034</text:p>
          </table:table-cell>
          <table:table-cell table:formula="of:=[$electricity.B32]" office:value-type="float" office:value="-0.98903" calcext:value-type="float">
            <text:p>-0.989</text:p>
          </table:table-cell>
          <table:table-cell table:formula="of:=[$electricity.C32]" office:value-type="float" office:value="0.036338" calcext:value-type="float">
            <text:p>0.036</text:p>
          </table:table-cell>
          <table:table-cell table:formula="of:=[$electricity.B17]" office:value-type="float" office:value="-1.00494" calcext:value-type="float">
            <text:p>-1.005</text:p>
          </table:table-cell>
          <table:table-cell table:formula="of:=[$electricity.C17]" office:value-type="float" office:value="0.039086" calcext:value-type="float">
            <text:p>0.039</text:p>
          </table:table-cell>
          <table:table-cell table:formula="of:=([.B23]/[.D23]+[.B23]/[.F23]+[.D23]/[.F23])/3" office:value-type="float" office:value="1.0003925061829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ct length</text:p>
          </table:table-cell>
          <table:table-cell table:style-name="ce3" table:formula="of:=[$electricity.B3]" office:value-type="float" office:value="-0.23976" calcext:value-type="float">
            <text:p>-0.240</text:p>
          </table:table-cell>
          <table:table-cell table:formula="of:=[$electricity.C3]" office:value-type="float" office:value="0.025775" calcext:value-type="float">
            <text:p>0.026</text:p>
          </table:table-cell>
          <table:table-cell table:formula="of:=[$electricity.B33]" office:value-type="float" office:value="-0.22837" calcext:value-type="float">
            <text:p>-0.228</text:p>
          </table:table-cell>
          <table:table-cell table:formula="of:=[$electricity.C33]" office:value-type="float" office:value="0.014686" calcext:value-type="float">
            <text:p>0.015</text:p>
          </table:table-cell>
          <table:table-cell table:formula="of:=[$electricity.B18]" office:value-type="float" office:value="-0.24237" calcext:value-type="float">
            <text:p>-0.242</text:p>
          </table:table-cell>
          <table:table-cell table:formula="of:=[$electricity.C18]" office:value-type="float" office:value="0.025801" calcext:value-type="float">
            <text:p>0.026</text:p>
          </table:table-cell>
          <table:table-cell table:formula="of:=([.B24]/[.D24]+[.B24]/[.F24]+[.D24]/[.F24])/3" office:value-type="float" office:value="0.993781206193439" calcext:value-type="float">
            <text:p>0.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 supplier</text:p>
          </table:table-cell>
          <table:table-cell table:style-name="ce3" table:formula="of:=[$electricity.B4]" office:value-type="float" office:value="2.285" calcext:value-type="float">
            <text:p>2.285</text:p>
          </table:table-cell>
          <table:table-cell table:formula="of:=[$electricity.C4]" office:value-type="float" office:value="0.1245" calcext:value-type="float">
            <text:p>0.125</text:p>
          </table:table-cell>
          <table:table-cell table:formula="of:=[$electricity.B34]" office:value-type="float" office:value="2.27334" calcext:value-type="float">
            <text:p>2.273</text:p>
          </table:table-cell>
          <table:table-cell table:formula="of:=[$electricity.C34]" office:value-type="float" office:value="0.08964" calcext:value-type="float">
            <text:p>0.090</text:p>
          </table:table-cell>
          <table:table-cell table:formula="of:=[$electricity.B19]" office:value-type="float" office:value="2.28375" calcext:value-type="float">
            <text:p>2.284</text:p>
          </table:table-cell>
          <table:table-cell table:formula="of:=[$electricity.C19]" office:value-type="float" office:value="0.13009" calcext:value-type="float">
            <text:p>0.130</text:p>
          </table:table-cell>
          <table:table-cell table:formula="of:=([.B25]/[.D25]+[.B25]/[.F25]+[.D25]/[.F25])/3" office:value-type="float" office:value="1.00037269010315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known supplier</text:p>
          </table:table-cell>
          <table:table-cell table:style-name="ce3" table:formula="of:=[$electricity.B5]" office:value-type="float" office:value="1.709" calcext:value-type="float">
            <text:p>1.709</text:p>
          </table:table-cell>
          <table:table-cell table:formula="of:=[$electricity.C5]" office:value-type="float" office:value="0.10095" calcext:value-type="float">
            <text:p>0.101</text:p>
          </table:table-cell>
          <table:table-cell table:formula="of:=[$electricity.B35]" office:value-type="float" office:value="1.64583" calcext:value-type="float">
            <text:p>1.646</text:p>
          </table:table-cell>
          <table:table-cell table:formula="of:=[$electricity.C35]" office:value-type="float" office:value="0.071921" calcext:value-type="float">
            <text:p>0.072</text:p>
          </table:table-cell>
          <table:table-cell table:formula="of:=[$electricity.B20]" office:value-type="float" office:value="1.70404" calcext:value-type="float">
            <text:p>1.704</text:p>
          </table:table-cell>
          <table:table-cell table:formula="of:=[$electricity.C20]" office:value-type="float" office:value="0.097836" calcext:value-type="float">
            <text:p>0.098</text:p>
          </table:table-cell>
          <table:table-cell table:formula="of:=([.B26]/[.D26]+[.B26]/[.F26]+[.D26]/[.F26])/3" office:value-type="float" office:value="1.00237752781272" calcext:value-type="float">
            <text:p>1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of day rates</text:p>
          </table:table-cell>
          <table:table-cell table:style-name="ce3" table:formula="of:=[$electricity.B6]" office:value-type="float" office:value="-9.6837" calcext:value-type="float">
            <text:p>-9.684</text:p>
          </table:table-cell>
          <table:table-cell table:formula="of:=[$electricity.C6]" office:value-type="float" office:value="0.321" calcext:value-type="float">
            <text:p>0.321</text:p>
          </table:table-cell>
          <table:table-cell table:formula="of:=[$electricity.B36]" office:value-type="float" office:value="-9.66856" calcext:value-type="float">
            <text:p>-9.669</text:p>
          </table:table-cell>
          <table:table-cell table:formula="of:=[$electricity.C36]" office:value-type="float" office:value="0.31552" calcext:value-type="float">
            <text:p>0.316</text:p>
          </table:table-cell>
          <table:table-cell table:formula="of:=[$electricity.B21]" office:value-type="float" office:value="-9.63456" calcext:value-type="float">
            <text:p>-9.635</text:p>
          </table:table-cell>
          <table:table-cell table:formula="of:=[$electricity.C21]" office:value-type="float" office:value="0.34459" calcext:value-type="float">
            <text:p>0.345</text:p>
          </table:table-cell>
          <table:table-cell table:formula="of:=([.B27]/[.D27]+[.B27]/[.F27]+[.D27]/[.F27])/3" office:value-type="float" office:value="1.00339841706639" calcext:value-type="float">
            <text:p>1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sonal rates</text:p>
          </table:table-cell>
          <table:table-cell table:style-name="ce3" table:formula="of:=[$electricity.B7]" office:value-type="float" office:value="-9.8213" calcext:value-type="float">
            <text:p>-9.821</text:p>
          </table:table-cell>
          <table:table-cell table:formula="of:=[$electricity.C7]" office:value-type="float" office:value="0.30854" calcext:value-type="float">
            <text:p>0.309</text:p>
          </table:table-cell>
          <table:table-cell table:formula="of:=[$electricity.B37]" office:value-type="float" office:value="-9.74993" calcext:value-type="float">
            <text:p>-9.750</text:p>
          </table:table-cell>
          <table:table-cell table:formula="of:=[$electricity.C37]" office:value-type="float" office:value="0.31611" calcext:value-type="float">
            <text:p>0.316</text:p>
          </table:table-cell>
          <table:table-cell table:formula="of:=[$electricity.B22]" office:value-type="float" office:value="-9.84208" calcext:value-type="float">
            <text:p>-9.842</text:p>
          </table:table-cell>
          <table:table-cell table:formula="of:=[$electricity.C22]" office:value-type="float" office:value="0.33751" calcext:value-type="float">
            <text:p>0.338</text:p>
          </table:table-cell>
          <table:table-cell table:formula="of:=([.B28]/[.D28]+[.B28]/[.F28]+[.D28]/[.F28])/3" office:value-type="float" office:value="0.998615283992912" calcext:value-type="float">
            <text:p>0.999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Std. Deviations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table:style-name="ce3" table:formula="of:=[$electricity.B8]" office:value-type="float" office:value="0.23284" calcext:value-type="float">
            <text:p>0.233</text:p>
          </table:table-cell>
          <table:table-cell table:formula="of:=[$electricity.C8]" office:value-type="float" office:value="0.018376" calcext:value-type="float">
            <text:p>0.018</text:p>
          </table:table-cell>
          <table:table-cell table:formula="of:=[$electricity.B38]" office:value-type="float" office:value="0.19878" calcext:value-type="float">
            <text:p>0.199</text:p>
          </table:table-cell>
          <table:table-cell office:value-type="float" office:value="0.01334" calcext:value-type="float">
            <text:p>0.013</text:p>
          </table:table-cell>
          <table:table-cell table:formula="of:=[$electricity.B23]" office:value-type="float" office:value="0.23128" calcext:value-type="float">
            <text:p>0.231</text:p>
          </table:table-cell>
          <table:table-cell table:formula="of:=[$electricity.C23]" office:value-type="float" office:value="0.019264" calcext:value-type="float">
            <text:p>0.019</text:p>
          </table:table-cell>
          <table:table-cell table:formula="of:=([.B31]/[.D31]+[.B31]/[.F31]+[.D31]/[.F31])/3" office:value-type="float" office:value="1.01252265534855" calcext:value-type="float">
            <text:p>1.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ct length</text:p>
          </table:table-cell>
          <table:table-cell table:style-name="ce3" table:formula="of:=[$electricity.B9]" office:value-type="float" office:value="0.42235" calcext:value-type="float">
            <text:p>0.422</text:p>
          </table:table-cell>
          <table:table-cell table:formula="of:=[$electricity.C9]" office:value-type="float" office:value="0.025416" calcext:value-type="float">
            <text:p>0.025</text:p>
          </table:table-cell>
          <table:table-cell table:formula="of:=[$electricity.B39]" office:value-type="float" office:value="0.40637" calcext:value-type="float">
            <text:p>0.406</text:p>
          </table:table-cell>
          <table:table-cell office:value-type="float" office:value="0.020729" calcext:value-type="float">
            <text:p>0.021</text:p>
          </table:table-cell>
          <table:table-cell table:formula="of:=[$electricity.B24]" office:value-type="float" office:value="0.42031" calcext:value-type="float">
            <text:p>0.420</text:p>
          </table:table-cell>
          <table:table-cell table:formula="of:=[$electricity.C24]" office:value-type="float" office:value="0.025299" calcext:value-type="float">
            <text:p>0.025</text:p>
          </table:table-cell>
          <table:table-cell table:formula="of:=([.B32]/[.D32]+[.B32]/[.F32]+[.D32]/[.F32])/3" office:value-type="float" office:value="1.00367044430664" calcext:value-type="float">
            <text:p>1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 supplier</text:p>
          </table:table-cell>
          <table:table-cell table:style-name="ce3" table:formula="of:=[$electricity.B10]" office:value-type="float" office:value="1.8488" calcext:value-type="float">
            <text:p>1.849</text:p>
          </table:table-cell>
          <table:table-cell table:formula="of:=[$electricity.C10]" office:value-type="float" office:value="0.12043" calcext:value-type="float">
            <text:p>0.120</text:p>
          </table:table-cell>
          <table:table-cell table:formula="of:=[$electricity.B40]" office:value-type="float" office:value="1.82151" calcext:value-type="float">
            <text:p>1.822</text:p>
          </table:table-cell>
          <table:table-cell office:value-type="float" office:value="0.1045" calcext:value-type="float">
            <text:p>0.105</text:p>
          </table:table-cell>
          <table:table-cell table:formula="of:=[$electricity.B25]" office:value-type="float" office:value="1.84273" calcext:value-type="float">
            <text:p>1.843</text:p>
          </table:table-cell>
          <table:table-cell table:formula="of:=[$electricity.C25]" office:value-type="float" office:value="0.12343" calcext:value-type="float">
            <text:p>0.123</text:p>
          </table:table-cell>
          <table:table-cell table:formula="of:=([.B33]/[.D33]+[.B33]/[.F33]+[.D33]/[.F33])/3" office:value-type="float" office:value="1.002253525953" calcext:value-type="float">
            <text:p>1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known supplier</text:p>
          </table:table-cell>
          <table:table-cell table:style-name="ce3" table:formula="of:=[$electricity.B11]" office:value-type="float" office:value="1.2422" calcext:value-type="float">
            <text:p>1.242</text:p>
          </table:table-cell>
          <table:table-cell table:formula="of:=[$electricity.C11]" office:value-type="float" office:value="0.090688" calcext:value-type="float">
            <text:p>0.091</text:p>
          </table:table-cell>
          <table:table-cell table:formula="of:=[$electricity.B41]" office:value-type="float" office:value="1.25084" calcext:value-type="float">
            <text:p>1.251</text:p>
          </table:table-cell>
          <table:table-cell office:value-type="float" office:value="0.086236" calcext:value-type="float">
            <text:p>0.086</text:p>
          </table:table-cell>
          <table:table-cell table:formula="of:=[$electricity.B26]" office:value-type="float" office:value="1.24593" calcext:value-type="float">
            <text:p>1.246</text:p>
          </table:table-cell>
          <table:table-cell table:formula="of:=[$electricity.C26]" office:value-type="float" office:value="0.096506" calcext:value-type="float">
            <text:p>0.097</text:p>
          </table:table-cell>
          <table:table-cell table:formula="of:=([.B34]/[.D34]+[.B34]/[.F34]+[.D34]/[.F34])/3" office:value-type="float" office:value="0.99801324181643" calcext:value-type="float">
            <text:p>0.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of day rates</text:p>
          </table:table-cell>
          <table:table-cell table:style-name="ce3" table:formula="of:=[$electricity.B12]" office:value-type="float" office:value="2.4835" calcext:value-type="float">
            <text:p>2.484</text:p>
          </table:table-cell>
          <table:table-cell table:formula="of:=[$electricity.C12]" office:value-type="float" office:value="0.21382" calcext:value-type="float">
            <text:p>0.214</text:p>
          </table:table-cell>
          <table:table-cell table:formula="of:=[$electricity.B42]" office:value-type="float" office:value="2.45936" calcext:value-type="float">
            <text:p>2.459</text:p>
          </table:table-cell>
          <table:table-cell office:value-type="float" office:value="0.13784" calcext:value-type="float">
            <text:p>0.138</text:p>
          </table:table-cell>
          <table:table-cell table:formula="of:=[$electricity.B27]" office:value-type="float" office:value="2.51381" calcext:value-type="float">
            <text:p>2.514</text:p>
          </table:table-cell>
          <table:table-cell table:formula="of:=[$electricity.C27]" office:value-type="float" office:value="0.22649" calcext:value-type="float">
            <text:p>0.226</text:p>
          </table:table-cell>
          <table:table-cell table:formula="of:=([.B35]/[.D35]+[.B35]/[.F35]+[.D35]/[.F35])/3" office:value-type="float" office:value="0.992032606195177" calcext:value-type="float">
            <text:p>0.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sonal rates</text:p>
          </table:table-cell>
          <table:table-cell table:style-name="ce3" table:formula="of:=[$electricity.B13]" office:value-type="float" office:value="1.5168" calcext:value-type="float">
            <text:p>1.517</text:p>
          </table:table-cell>
          <table:table-cell table:formula="of:=[$electricity.C13]" office:value-type="float" office:value="0.16555" calcext:value-type="float">
            <text:p>0.166</text:p>
          </table:table-cell>
          <table:table-cell table:formula="of:=[$electricity.B43]" office:value-type="float" office:value="1.63291" calcext:value-type="float">
            <text:p>1.633</text:p>
          </table:table-cell>
          <table:table-cell office:value-type="float" office:value="0.13848" calcext:value-type="float">
            <text:p>0.138</text:p>
          </table:table-cell>
          <table:table-cell table:formula="of:=[$electricity.B28]" office:value-type="float" office:value="1.52712" calcext:value-type="float">
            <text:p>1.527</text:p>
          </table:table-cell>
          <table:table-cell table:formula="of:=[$electricity.C28]" office:value-type="float" office:value="0.16448" calcext:value-type="float">
            <text:p>0.164</text:p>
          </table:table-cell>
          <table:table-cell table:formula="of:=([.B36]/[.D36]+[.B36]/[.F36]+[.D36]/[.F36])/3" office:value-type="float" office:value="0.9971367286735" calcext:value-type="float">
            <text:p>0.9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Log-Likelihood</text:p>
          </table:table-cell>
          <table:table-cell table:formula="of:=[$electricity.B14]" office:value-type="float" office:value="-3886.17" calcext:value-type="float">
            <text:p>-3886.17</text:p>
          </table:table-cell>
          <table:table-cell table:style-name="ce2"/>
          <table:table-cell table:style-name="Default" table:formula="of:=[$electricity.B44]" office:value-type="float" office:value="-3886.02" calcext:value-type="float">
            <text:p>-3886.02</text:p>
          </table:table-cell>
          <table:table-cell table:style-name="ce2"/>
          <table:table-cell table:style-name="Default" table:formula="of:=[$electricity.B29]" office:value-type="float" office:value="-3886.39" calcext:value-type="float">
            <text:p>-3886.39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xlogit</text:p>
          </table:table-cell>
          <table:table-cell table:style-name="Default"/>
          <table:table-cell table:style-name="Default" office:value-type="string" calcext:value-type="string">
            <text:p>Apollo</text:p>
          </table:table-cell>
          <table:table-cell table:style-name="Default"/>
          <table:table-cell table:style-name="Default" office:value-type="string" calcext:value-type="string">
            <text:p>Biogeme</text:p>
          </table:table-cell>
          <table:table-cell table:style-name="Default"/>
          <table:table-cell table:style-name="Default" office:value-type="string" calcext:value-type="string">
            <text:p>Ratio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style-name="Default" office:value-type="string" calcext:value-type="string">
            <text:p><text:s text:c="2"/>Std.Err.</text:p>
          </table:table-cell>
          <table:table-cell table:style-name="Default" office:value-type="string" calcext:value-type="string">
            <text:p>Coeff.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SC Car</text:p>
          </table:table-cell>
          <table:table-cell table:style-name="ce3" table:formula="of:=[$swissmetro.B2]" office:value-type="float" office:value="0.2831101" calcext:value-type="float">
            <text:p>0.283</text:p>
          </table:table-cell>
          <table:table-cell table:formula="of:=[$swissmetro.C2]" office:value-type="float" office:value="0.056425" calcext:value-type="float">
            <text:p>0.056</text:p>
          </table:table-cell>
          <table:table-cell table:formula="of:=[$swissmetro.B16]" office:value-type="float" office:value="0.2803" calcext:value-type="float">
            <text:p>0.280</text:p>
          </table:table-cell>
          <table:table-cell table:formula="of:=[$swissmetro.C16]" office:value-type="float" office:value="0.05706" calcext:value-type="float">
            <text:p>0.057</text:p>
          </table:table-cell>
          <table:table-cell table:formula="of:=[$swissmetro.B32]" office:value-type="float" office:value="0.277854" calcext:value-type="float">
            <text:p>0.278</text:p>
          </table:table-cell>
          <table:table-cell table:formula="of:=[$swissmetro.C32]" office:value-type="float" office:value="0.055766" calcext:value-type="float">
            <text:p>0.056</text:p>
          </table:table-cell>
          <table:table-cell table:formula="of:=([.B45]/[.D45]+[.B45]/[.F45]+[.D45]/[.F45])/3" office:value-type="float" office:value="1.0125817612161" calcext:value-type="float">
            <text:p>1.013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ASC Train</text:p>
          </table:table-cell>
          <table:table-cell table:style-name="ce3" table:formula="of:=[$swissmetro.B3]" office:value-type="float" office:value="-0.5722759" calcext:value-type="float">
            <text:p>-0.572</text:p>
          </table:table-cell>
          <table:table-cell table:formula="of:=[$swissmetro.C3]" office:value-type="float" office:value="0.0791059" calcext:value-type="float">
            <text:p>0.079</text:p>
          </table:table-cell>
          <table:table-cell table:formula="of:=[$swissmetro.B17]" office:value-type="float" office:value="-0.5784" calcext:value-type="float">
            <text:p>-0.578</text:p>
          </table:table-cell>
          <table:table-cell table:formula="of:=[$swissmetro.C17]" office:value-type="float" office:value="0.08332" calcext:value-type="float">
            <text:p>0.083</text:p>
          </table:table-cell>
          <table:table-cell table:formula="of:=[$swissmetro.B33]" office:value-type="float" office:value="-0.585135" calcext:value-type="float">
            <text:p>-0.585</text:p>
          </table:table-cell>
          <table:table-cell table:formula="of:=[$swissmetro.C33]" office:value-type="float" office:value="0.078689" calcext:value-type="float">
            <text:p>0.079</text:p>
          </table:table-cell>
          <table:table-cell table:formula="of:=([.B46]/[.D46]+[.B46]/[.F46]+[.D46]/[.F46])/3" office:value-type="float" office:value="0.985308512742464" calcext:value-type="float">
            <text:p>0.985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st</text:p>
          </table:table-cell>
          <table:table-cell table:style-name="ce3" table:formula="of:=[$swissmetro.B4]" office:value-type="float" office:value="-1.6601672" calcext:value-type="float">
            <text:p>-1.660</text:p>
          </table:table-cell>
          <table:table-cell table:formula="of:=[$swissmetro.C4]" office:value-type="float" office:value="0.0778264" calcext:value-type="float">
            <text:p>0.078</text:p>
          </table:table-cell>
          <table:table-cell table:formula="of:=[$swissmetro.B18]" office:value-type="float" office:value="-1.6602" calcext:value-type="float">
            <text:p>-1.660</text:p>
          </table:table-cell>
          <table:table-cell table:formula="of:=[$swissmetro.C18]" office:value-type="float" office:value="0.07792" calcext:value-type="float">
            <text:p>0.078</text:p>
          </table:table-cell>
          <table:table-cell table:formula="of:=[$swissmetro.B34]" office:value-type="float" office:value="-1.655086" calcext:value-type="float">
            <text:p>-1.655</text:p>
          </table:table-cell>
          <table:table-cell table:formula="of:=[$swissmetro.C34]" office:value-type="float" office:value="0.077745" calcext:value-type="float">
            <text:p>0.078</text:p>
          </table:table-cell>
          <table:table-cell table:formula="of:=([.B47]/[.D47]+[.B47]/[.F47]+[.D47]/[.F47])/3" office:value-type="float" office:value="1.00204672164781" calcext:value-type="float">
            <text:p>1.002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style-name="ce3" table:formula="of:=[$swissmetro.B5]" office:value-type="float" office:value="-3.228989" calcext:value-type="float">
            <text:p>-3.229</text:p>
          </table:table-cell>
          <table:table-cell table:formula="of:=[$swissmetro.C5]" office:value-type="float" office:value="0.1749384" calcext:value-type="float">
            <text:p>0.175</text:p>
          </table:table-cell>
          <table:table-cell table:formula="of:=[$swissmetro.B19]" office:value-type="float" office:value="-3.2052" calcext:value-type="float">
            <text:p>-3.205</text:p>
          </table:table-cell>
          <table:table-cell table:formula="of:=[$swissmetro.C19]" office:value-type="float" office:value="0.19601" calcext:value-type="float">
            <text:p>0.196</text:p>
          </table:table-cell>
          <table:table-cell table:formula="of:=[$swissmetro.B35]" office:value-type="float" office:value="-3.178309" calcext:value-type="float">
            <text:p>-3.178</text:p>
          </table:table-cell>
          <table:table-cell table:formula="of:=[$swissmetro.C35]" office:value-type="float" office:value="0.168664" calcext:value-type="float">
            <text:p>0.169</text:p>
          </table:table-cell>
          <table:table-cell table:formula="of:=([.B48]/[.D48]+[.B48]/[.F48]+[.D48]/[.F48])/3" office:value-type="float" office:value="1.0106094587773" calcext:value-type="float">
            <text:p>1.011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Std. Deviations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table:style-name="ce3" table:formula="of:=[$swissmetro.B6]" office:value-type="float" office:value="3.6485428" calcext:value-type="float">
            <text:p>3.649</text:p>
          </table:table-cell>
          <table:table-cell table:formula="of:=[$swissmetro.C6]" office:value-type="float" office:value="0.1667409" calcext:value-type="float">
            <text:p>0.167</text:p>
          </table:table-cell>
          <table:table-cell table:formula="of:=[$swissmetro.B20]" office:value-type="float" office:value="3.6633" calcext:value-type="float">
            <text:p>3.663</text:p>
          </table:table-cell>
          <table:table-cell table:formula="of:=[$swissmetro.C20]" office:value-type="float" office:value="0.17864" calcext:value-type="float">
            <text:p>0.179</text:p>
          </table:table-cell>
          <table:table-cell table:formula="of:=[$swissmetro.B36]" office:value-type="float" office:value="3.678093" calcext:value-type="float">
            <text:p>3.678</text:p>
          </table:table-cell>
          <table:table-cell table:formula="of:=[$swissmetro.C36]" office:value-type="float" office:value="0.169751" calcext:value-type="float">
            <text:p>0.170</text:p>
          </table:table-cell>
          <table:table-cell table:formula="of:=([.B51]/[.D51]+[.B51]/[.F51]+[.D51]/[.F51])/3" office:value-type="float" office:value="0.994638526724865" calcext:value-type="float">
            <text:p>0.995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og-Likelihood</text:p>
          </table:table-cell>
          <table:table-cell table:style-name="ce2" table:formula="of:=[$swissmetro.B7]" office:value-type="float" office:value="-4359.218" calcext:value-type="float">
            <text:p>-4359.22</text:p>
          </table:table-cell>
          <table:table-cell table:style-name="ce2"/>
          <table:table-cell table:style-name="ce2" table:formula="of:=[$swissmetro.B21]" office:value-type="float" office:value="-4359.462" calcext:value-type="float">
            <text:p>-4359.46</text:p>
          </table:table-cell>
          <table:table-cell table:style-name="ce2"/>
          <table:table-cell table:style-name="ce9" table:formula="of:=[$swissmetro.B37]" office:value-type="float" office:value="-4360.56" calcext:value-type="float">
            <text:p>-4360.56</text:p>
          </table:table-cell>
          <table:table-cell table:style-name="ce1"/>
          <table:table-cell table:style-name="Default"/>
          <table:table-cell table:number-columns-repeated="4"/>
        </table:table-row>
      </table:table>
      <table:table table:name="artificial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/>Std.Err.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.032" calcext:value-type="float">
            <text:p>-1.032</text:p>
          </table:table-cell>
          <table:table-cell office:value-type="float" office:value="0.15538" calcext:value-type="float">
            <text:p>0.155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4596" calcext:value-type="float">
            <text:p>-1.4596</text:p>
          </table:table-cell>
          <table:table-cell office:value-type="float" office:value="0.16908" calcext:value-type="float">
            <text:p>0.16908</text:p>
          </table:table-cell>
        </table:table-row>
        <table:table-row table:style-name="ro1">
          <table:table-cell office:value-type="string" calcext:value-type="string">
            <text:p>conven</text:p>
          </table:table-cell>
          <table:table-cell office:value-type="float" office:value="0.88957" calcext:value-type="float">
            <text:p>0.88957</text:p>
          </table:table-cell>
          <table:table-cell office:value-type="float" office:value="0.14134" calcext:value-type="float">
            <text:p>0.14134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.0633" calcext:value-type="float">
            <text:p>1.0633</text:p>
          </table:table-cell>
          <table:table-cell office:value-type="float" office:value="0.18257" calcext:value-type="float">
            <text:p>0.18257</text:p>
          </table:table-cell>
        </table:table-row>
        <table:table-row table:style-name="ro1">
          <table:table-cell office:value-type="string" calcext:value-type="string">
            <text:p>nonsig1</text:p>
          </table:table-cell>
          <table:table-cell office:value-type="float" office:value="0.072541" calcext:value-type="float">
            <text:p>0.072541</text:p>
          </table:table-cell>
          <table:table-cell office:value-type="float" office:value="0.12688" calcext:value-type="float">
            <text:p>0.12688</text:p>
          </table:table-cell>
        </table:table-row>
        <table:table-row table:style-name="ro1">
          <table:table-cell office:value-type="string" calcext:value-type="string">
            <text:p>nonsig2</text:p>
          </table:table-cell>
          <table:table-cell office:value-type="float" office:value="0.016026" calcext:value-type="float">
            <text:p>0.016026</text:p>
          </table:table-cell>
          <table:table-cell office:value-type="float" office:value="0.13391" calcext:value-type="float">
            <text:p>0.13391</text:p>
          </table:table-cell>
        </table:table-row>
        <table:table-row table:style-name="ro1">
          <table:table-cell office:value-type="string" calcext:value-type="string">
            <text:p>nonsig3</text:p>
          </table:table-cell>
          <table:table-cell office:value-type="float" office:value="0.018963" calcext:value-type="float">
            <text:p>0.018963</text:p>
          </table:table-cell>
          <table:table-cell office:value-type="float" office:value="0.11309" calcext:value-type="float">
            <text:p>0.11309</text:p>
          </table:table-cell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.7116" calcext:value-type="float">
            <text:p>1.7116</text:p>
          </table:table-cell>
          <table:table-cell office:value-type="float" office:value="0.19664" calcext:value-type="float">
            <text:p>0.19664</text:p>
          </table:table-cell>
        </table:table-row>
        <table:table-row table:style-name="ro1">
          <table:table-cell office:value-type="string" calcext:value-type="string">
            <text:p>petfr</text:p>
          </table:table-cell>
          <table:table-cell office:value-type="float" office:value="3.8753" calcext:value-type="float">
            <text:p>3.8753</text:p>
          </table:table-cell>
          <table:table-cell office:value-type="float" office:value="0.37355" calcext:value-type="float">
            <text:p>0.37355</text:p>
          </table:table-cell>
        </table:table-row>
        <table:table-row table:style-name="ro1">
          <table:table-cell office:value-type="string" calcext:value-type="string">
            <text:p>emipp</text:p>
          </table:table-cell>
          <table:table-cell office:value-type="float" office:value="-2.0164" calcext:value-type="float">
            <text:p>-2.0164</text:p>
          </table:table-cell>
          <table:table-cell office:value-type="float" office:value="0.2139" calcext:value-type="float">
            <text:p>0.2139</text:p>
          </table:table-cell>
        </table:table-row>
        <table:table-row table:style-name="ro1">
          <table:table-cell office:value-type="string" calcext:value-type="string">
            <text:p>sd.meals</text:p>
          </table:table-cell>
          <table:table-cell office:value-type="float" office:value="0.68449" calcext:value-type="float">
            <text:p>0.68449</text:p>
          </table:table-cell>
          <table:table-cell office:value-type="float" office:value="0.2368" calcext:value-type="float">
            <text:p>0.2368</text:p>
          </table:table-cell>
        </table:table-row>
        <table:table-row table:style-name="ro1">
          <table:table-cell office:value-type="string" calcext:value-type="string">
            <text:p>sd.petfr</text:p>
          </table:table-cell>
          <table:table-cell office:value-type="float" office:value="1.3225" calcext:value-type="float">
            <text:p>1.3225</text:p>
          </table:table-cell>
          <table:table-cell office:value-type="float" office:value="0.31948" calcext:value-type="float">
            <text:p>0.31948</text:p>
          </table:table-cell>
        </table:table-row>
        <table:table-row table:style-name="ro1">
          <table:table-cell office:value-type="string" calcext:value-type="string">
            <text:p>sd.emipp</text:p>
          </table:table-cell>
          <table:table-cell office:value-type="float" office:value="1.004" calcext:value-type="float">
            <text:p>1.004</text:p>
          </table:table-cell>
          <table:table-cell office:value-type="float" office:value="0.14202" calcext:value-type="float">
            <text:p>0.14202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2278.79" calcext:value-type="float">
            <text:p>-2278.7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mnl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/>Std.Err.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.05564" calcext:value-type="float">
            <text:p>-1.05564</text:p>
          </table:table-cell>
          <table:table-cell office:value-type="float" office:value="0.18524" calcext:value-type="float">
            <text:p>0.185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4841" calcext:value-type="float">
            <text:p>-1.4841</text:p>
          </table:table-cell>
          <table:table-cell office:value-type="float" office:value="0.1871" calcext:value-type="float">
            <text:p>0.1871</text:p>
          </table:table-cell>
        </table:table-row>
        <table:table-row table:style-name="ro1">
          <table:table-cell office:value-type="string" calcext:value-type="string">
            <text:p>conven</text:p>
          </table:table-cell>
          <table:table-cell office:value-type="float" office:value="0.90302" calcext:value-type="float">
            <text:p>0.90302</text:p>
          </table:table-cell>
          <table:table-cell office:value-type="float" office:value="0.16033" calcext:value-type="float">
            <text:p>0.16033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.09055" calcext:value-type="float">
            <text:p>1.09055</text:p>
          </table:table-cell>
          <table:table-cell office:value-type="float" office:value="0.20431" calcext:value-type="float">
            <text:p>0.20431</text:p>
          </table:table-cell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.73479" calcext:value-type="float">
            <text:p>1.73479</text:p>
          </table:table-cell>
          <table:table-cell office:value-type="float" office:value="0.21841" calcext:value-type="float">
            <text:p>0.21841</text:p>
          </table:table-cell>
        </table:table-row>
        <table:table-row table:style-name="ro1">
          <table:table-cell office:value-type="string" calcext:value-type="string">
            <text:p>petfr</text:p>
          </table:table-cell>
          <table:table-cell office:value-type="float" office:value="3.9592" calcext:value-type="float">
            <text:p>3.9592</text:p>
          </table:table-cell>
          <table:table-cell office:value-type="float" office:value="0.42679" calcext:value-type="float">
            <text:p>0.42679</text:p>
          </table:table-cell>
        </table:table-row>
        <table:table-row table:style-name="ro1">
          <table:table-cell office:value-type="string" calcext:value-type="string">
            <text:p>emipp</text:p>
          </table:table-cell>
          <table:table-cell office:value-type="float" office:value="-2.06443" calcext:value-type="float">
            <text:p>-2.06443</text:p>
          </table:table-cell>
          <table:table-cell office:value-type="float" office:value="0.24631" calcext:value-type="float">
            <text:p>0.24631</text:p>
          </table:table-cell>
        </table:table-row>
        <table:table-row table:style-name="ro1">
          <table:table-cell office:value-type="string" calcext:value-type="string">
            <text:p>nonsig1</text:p>
          </table:table-cell>
          <table:table-cell office:value-type="float" office:value="0.068899" calcext:value-type="float">
            <text:p>0.068899</text:p>
          </table:table-cell>
          <table:table-cell office:value-type="float" office:value="0.14782" calcext:value-type="float">
            <text:p>0.14782</text:p>
          </table:table-cell>
        </table:table-row>
        <table:table-row table:style-name="ro1">
          <table:table-cell office:value-type="string" calcext:value-type="string">
            <text:p>nonsig2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15351" calcext:value-type="float">
            <text:p>0.15351</text:p>
          </table:table-cell>
        </table:table-row>
        <table:table-row table:style-name="ro1">
          <table:table-cell office:value-type="string" calcext:value-type="string">
            <text:p>nonsig3</text:p>
          </table:table-cell>
          <table:table-cell office:value-type="float" office:value="0.025943" calcext:value-type="float">
            <text:p>0.025943</text:p>
          </table:table-cell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string" calcext:value-type="string">
            <text:p>Sigma me</text:p>
          </table:table-cell>
          <table:table-cell office:value-type="float" office:value="0.73063" calcext:value-type="float">
            <text:p>0.73063</text:p>
          </table:table-cell>
          <table:table-cell office:value-type="float" office:value="0.24845" calcext:value-type="float">
            <text:p>0.24845</text:p>
          </table:table-cell>
        </table:table-row>
        <table:table-row table:style-name="ro1">
          <table:table-cell office:value-type="string" calcext:value-type="string">
            <text:p>Sigma pe</text:p>
          </table:table-cell>
          <table:table-cell office:value-type="float" office:value="1.3988" calcext:value-type="float">
            <text:p>1.3988</text:p>
          </table:table-cell>
          <table:table-cell office:value-type="float" office:value="0.34122" calcext:value-type="float">
            <text:p>0.34122</text:p>
          </table:table-cell>
        </table:table-row>
        <table:table-row table:style-name="ro1">
          <table:table-cell office:value-type="string" calcext:value-type="string">
            <text:p>Sigma em</text:p>
          </table:table-cell>
          <table:table-cell office:value-type="float" office:value="1.02057" calcext:value-type="float">
            <text:p>1.02057</text:p>
          </table:table-cell>
          <table:table-cell office:value-type="float" office:value="0.14709" calcext:value-type="float">
            <text:p>0.14709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2278.39" calcext:value-type="float">
            <text:p>-2278.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/>Std.Err.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1.05165" calcext:value-type="float">
            <text:p>-1.05165</text:p>
          </table:table-cell>
          <table:table-cell office:value-type="float" office:value="0.17842" calcext:value-type="float">
            <text:p>0.178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-1.47965" calcext:value-type="float">
            <text:p>-1.47965</text:p>
          </table:table-cell>
          <table:table-cell office:value-type="float" office:value="0.18938" calcext:value-type="float">
            <text:p>0.18938</text:p>
          </table:table-cell>
        </table:table-row>
        <table:table-row table:style-name="ro1">
          <table:table-cell office:value-type="string" calcext:value-type="string">
            <text:p>conven</text:p>
          </table:table-cell>
          <table:table-cell office:value-type="float" office:value="0.90123" calcext:value-type="float">
            <text:p>0.90123</text:p>
          </table:table-cell>
          <table:table-cell office:value-type="float" office:value="0.15852" calcext:value-type="float">
            <text:p>0.15852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float" office:value="1.08721" calcext:value-type="float">
            <text:p>1.08721</text:p>
          </table:table-cell>
          <table:table-cell office:value-type="float" office:value="0.20581" calcext:value-type="float">
            <text:p>0.20581</text:p>
          </table:table-cell>
        </table:table-row>
        <table:table-row table:style-name="ro1">
          <table:table-cell office:value-type="string" calcext:value-type="string">
            <text:p>meals</text:p>
          </table:table-cell>
          <table:table-cell office:value-type="float" office:value="1.73522" calcext:value-type="float">
            <text:p>1.73522</text:p>
          </table:table-cell>
          <table:table-cell office:value-type="float" office:value="0.21418" calcext:value-type="float">
            <text:p>0.21418</text:p>
          </table:table-cell>
        </table:table-row>
        <table:table-row table:style-name="ro1">
          <table:table-cell office:value-type="string" calcext:value-type="string">
            <text:p>petfr</text:p>
          </table:table-cell>
          <table:table-cell office:value-type="float" office:value="3.9455" calcext:value-type="float">
            <text:p>3.9455</text:p>
          </table:table-cell>
          <table:table-cell office:value-type="float" office:value="0.42904" calcext:value-type="float">
            <text:p>0.42904</text:p>
          </table:table-cell>
        </table:table-row>
        <table:table-row table:style-name="ro1">
          <table:table-cell office:value-type="string" calcext:value-type="string">
            <text:p>emipp</text:p>
          </table:table-cell>
          <table:table-cell office:value-type="float" office:value="-2.05865" calcext:value-type="float">
            <text:p>-2.05865</text:p>
          </table:table-cell>
          <table:table-cell office:value-type="float" office:value="0.24228" calcext:value-type="float">
            <text:p>0.24228</text:p>
          </table:table-cell>
        </table:table-row>
        <table:table-row table:style-name="ro1">
          <table:table-cell office:value-type="string" calcext:value-type="string">
            <text:p>nonsig1</text:p>
          </table:table-cell>
          <table:table-cell office:value-type="float" office:value="0.069842" calcext:value-type="float">
            <text:p>0.069842</text:p>
          </table:table-cell>
          <table:table-cell office:value-type="float" office:value="0.15112" calcext:value-type="float">
            <text:p>0.15112</text:p>
          </table:table-cell>
        </table:table-row>
        <table:table-row table:style-name="ro1">
          <table:table-cell office:value-type="string" calcext:value-type="string">
            <text:p>nonsig2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16465" calcext:value-type="float">
            <text:p>0.16465</text:p>
          </table:table-cell>
        </table:table-row>
        <table:table-row table:style-name="ro1">
          <table:table-cell office:value-type="string" calcext:value-type="string">
            <text:p>nonsig3</text:p>
          </table:table-cell>
          <table:table-cell office:value-type="float" office:value="0.025303" calcext:value-type="float">
            <text:p>0.025303</text:p>
          </table:table-cell>
          <table:table-cell office:value-type="float" office:value="0.14071" calcext:value-type="float">
            <text:p>0.14071</text:p>
          </table:table-cell>
        </table:table-row>
        <table:table-row table:style-name="ro1">
          <table:table-cell office:value-type="string" calcext:value-type="string">
            <text:p>sd.meals</text:p>
          </table:table-cell>
          <table:table-cell office:value-type="float" office:value="0.71356" calcext:value-type="float">
            <text:p>0.71356</text:p>
          </table:table-cell>
          <table:table-cell office:value-type="float" office:value="0.27097" calcext:value-type="float">
            <text:p>0.27097</text:p>
          </table:table-cell>
        </table:table-row>
        <table:table-row table:style-name="ro1">
          <table:table-cell office:value-type="string" calcext:value-type="string">
            <text:p>sd.petfr</text:p>
          </table:table-cell>
          <table:table-cell office:value-type="float" office:value="1.37873" calcext:value-type="float">
            <text:p>1.37873</text:p>
          </table:table-cell>
          <table:table-cell office:value-type="float" office:value="0.35084" calcext:value-type="float">
            <text:p>0.35084</text:p>
          </table:table-cell>
        </table:table-row>
        <table:table-row table:style-name="ro1">
          <table:table-cell office:value-type="string" calcext:value-type="string">
            <text:p>sd.emipp</text:p>
          </table:table-cell>
          <table:table-cell office:value-type="float" office:value="1.02518" calcext:value-type="float">
            <text:p>1.02518</text:p>
          </table:table-cell>
          <table:table-cell office:value-type="float" office:value="0.14246" calcext:value-type="float">
            <text:p>0.14246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2278.19" calcext:value-type="float">
            <text:p>-2278.19</text:p>
          </table:table-cell>
          <table:table-cell/>
        </table:table-row>
      </table:table>
      <table:table table:name="electricity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-1.0054" calcext:value-type="float">
            <text:p>-1.0054</text:p>
          </table:table-cell>
          <table:table-cell office:value-type="float" office:value="0.034355" calcext:value-type="float">
            <text:p>0.03435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-0.23976" calcext:value-type="float">
            <text:p>-0.23976</text:p>
          </table:table-cell>
          <table:table-cell office:value-type="float" office:value="0.025775" calcext:value-type="float">
            <text:p>0.025775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2.285" calcext:value-type="float">
            <text:p>2.285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1.709" calcext:value-type="float">
            <text:p>1.709</text:p>
          </table:table-cell>
          <table:table-cell office:value-type="float" office:value="0.10095" calcext:value-type="float">
            <text:p>0.10095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-9.6837" calcext:value-type="float">
            <text:p>-9.6837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-9.8213" calcext:value-type="float">
            <text:p>-9.8213</text:p>
          </table:table-cell>
          <table:table-cell office:value-type="float" office:value="0.30854" calcext:value-type="float">
            <text:p>0.30854</text:p>
          </table:table-cell>
        </table:table-row>
        <table:table-row table:style-name="ro1">
          <table:table-cell office:value-type="string" calcext:value-type="string">
            <text:p>sd.pf</text:p>
          </table:table-cell>
          <table:table-cell office:value-type="float" office:value="0.23284" calcext:value-type="float">
            <text:p>0.23284</text:p>
          </table:table-cell>
          <table:table-cell office:value-type="float" office:value="0.018376" calcext:value-type="float">
            <text:p>0.018376</text:p>
          </table:table-cell>
        </table:table-row>
        <table:table-row table:style-name="ro1">
          <table:table-cell office:value-type="string" calcext:value-type="string">
            <text:p>sd.cl</text:p>
          </table:table-cell>
          <table:table-cell office:value-type="float" office:value="0.42235" calcext:value-type="float">
            <text:p>0.42235</text:p>
          </table:table-cell>
          <table:table-cell office:value-type="float" office:value="0.025416" calcext:value-type="float">
            <text:p>0.025416</text:p>
          </table:table-cell>
        </table:table-row>
        <table:table-row table:style-name="ro1">
          <table:table-cell office:value-type="string" calcext:value-type="string">
            <text:p>sd.loc</text:p>
          </table:table-cell>
          <table:table-cell office:value-type="float" office:value="1.8488" calcext:value-type="float">
            <text:p>1.8488</text:p>
          </table:table-cell>
          <table:table-cell office:value-type="float" office:value="0.12043" calcext:value-type="float">
            <text:p>0.12043</text:p>
          </table:table-cell>
        </table:table-row>
        <table:table-row table:style-name="ro1">
          <table:table-cell office:value-type="string" calcext:value-type="string">
            <text:p>sd.wk</text:p>
          </table:table-cell>
          <table:table-cell office:value-type="float" office:value="1.2422" calcext:value-type="float">
            <text:p>1.2422</text:p>
          </table:table-cell>
          <table:table-cell office:value-type="float" office:value="0.090688" calcext:value-type="float">
            <text:p>0.090688</text:p>
          </table:table-cell>
        </table:table-row>
        <table:table-row table:style-name="ro1">
          <table:table-cell office:value-type="string" calcext:value-type="string">
            <text:p>sd.tod</text:p>
          </table:table-cell>
          <table:table-cell office:value-type="float" office:value="2.4835" calcext:value-type="float">
            <text:p>2.4835</text:p>
          </table:table-cell>
          <table:table-cell office:value-type="float" office:value="0.21382" calcext:value-type="float">
            <text:p>0.21382</text:p>
          </table:table-cell>
        </table:table-row>
        <table:table-row table:style-name="ro1">
          <table:table-cell office:value-type="string" calcext:value-type="string">
            <text:p>sd.seas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16555" calcext:value-type="float">
            <text:p>0.16555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3886.17" calcext:value-type="float">
            <text:p>-3886.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mnl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-1.00494" calcext:value-type="float">
            <text:p>-1.00494</text:p>
          </table:table-cell>
          <table:table-cell office:value-type="float" office:value="0.039086" calcext:value-type="float">
            <text:p>0.03908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-0.24237" calcext:value-type="float">
            <text:p>-0.24237</text:p>
          </table:table-cell>
          <table:table-cell office:value-type="float" office:value="0.025801" calcext:value-type="float">
            <text:p>0.025801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2.28375" calcext:value-type="float">
            <text:p>2.28375</text:p>
          </table:table-cell>
          <table:table-cell office:value-type="float" office:value="0.13009" calcext:value-type="float">
            <text:p>0.13009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1.70404" calcext:value-type="float">
            <text:p>1.70404</text:p>
          </table:table-cell>
          <table:table-cell office:value-type="float" office:value="0.097836" calcext:value-type="float">
            <text:p>0.097836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-9.63456" calcext:value-type="float">
            <text:p>-9.63456</text:p>
          </table:table-cell>
          <table:table-cell office:value-type="float" office:value="0.34459" calcext:value-type="float">
            <text:p>0.34459</text:p>
          </table:table-cell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-9.84208" calcext:value-type="float">
            <text:p>-9.84208</text:p>
          </table:table-cell>
          <table:table-cell office:value-type="float" office:value="0.33751" calcext:value-type="float">
            <text:p>0.33751</text:p>
          </table:table-cell>
        </table:table-row>
        <table:table-row table:style-name="ro1">
          <table:table-cell office:value-type="string" calcext:value-type="string">
            <text:p>Sigma pf</text:p>
          </table:table-cell>
          <table:table-cell office:value-type="float" office:value="0.23128" calcext:value-type="float">
            <text:p>0.23128</text:p>
          </table:table-cell>
          <table:table-cell office:value-type="float" office:value="0.019264" calcext:value-type="float">
            <text:p>0.019264</text:p>
          </table:table-cell>
        </table:table-row>
        <table:table-row table:style-name="ro1">
          <table:table-cell office:value-type="string" calcext:value-type="string">
            <text:p>Sigma cl</text:p>
          </table:table-cell>
          <table:table-cell office:value-type="float" office:value="0.42031" calcext:value-type="float">
            <text:p>0.42031</text:p>
          </table:table-cell>
          <table:table-cell office:value-type="float" office:value="0.025299" calcext:value-type="float">
            <text:p>0.025299</text:p>
          </table:table-cell>
        </table:table-row>
        <table:table-row table:style-name="ro1">
          <table:table-cell office:value-type="string" calcext:value-type="string">
            <text:p>Sigma lo</text:p>
          </table:table-cell>
          <table:table-cell office:value-type="float" office:value="1.84273" calcext:value-type="float">
            <text:p>1.84273</text:p>
          </table:table-cell>
          <table:table-cell office:value-type="float" office:value="0.12343" calcext:value-type="float">
            <text:p>0.12343</text:p>
          </table:table-cell>
        </table:table-row>
        <table:table-row table:style-name="ro1">
          <table:table-cell office:value-type="string" calcext:value-type="string">
            <text:p>Sigma wk</text:p>
          </table:table-cell>
          <table:table-cell office:value-type="float" office:value="1.24593" calcext:value-type="float">
            <text:p>1.24593</text:p>
          </table:table-cell>
          <table:table-cell office:value-type="float" office:value="0.096506" calcext:value-type="float">
            <text:p>0.096506</text:p>
          </table:table-cell>
        </table:table-row>
        <table:table-row table:style-name="ro1">
          <table:table-cell office:value-type="string" calcext:value-type="string">
            <text:p>Sigma to</text:p>
          </table:table-cell>
          <table:table-cell office:value-type="float" office:value="2.51381" calcext:value-type="float">
            <text:p>2.51381</text:p>
          </table:table-cell>
          <table:table-cell office:value-type="float" office:value="0.22649" calcext:value-type="float">
            <text:p>0.22649</text:p>
          </table:table-cell>
        </table:table-row>
        <table:table-row table:style-name="ro1">
          <table:table-cell office:value-type="string" calcext:value-type="string">
            <text:p>Sigma se</text:p>
          </table:table-cell>
          <table:table-cell office:value-type="float" office:value="1.52712" calcext:value-type="float">
            <text:p>1.52712</text:p>
          </table:table-cell>
          <table:table-cell office:value-type="float" office:value="0.16448" calcext:value-type="float">
            <text:p>0.16448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3886.39" calcext:value-type="float">
            <text:p>-3886.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-0.98903" calcext:value-type="float">
            <text:p>-0.98903</text:p>
          </table:table-cell>
          <table:table-cell office:value-type="float" office:value="0.036338" calcext:value-type="float">
            <text:p>0.0363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-0.22837" calcext:value-type="float">
            <text:p>-0.22837</text:p>
          </table:table-cell>
          <table:table-cell office:value-type="float" office:value="0.014686" calcext:value-type="float">
            <text:p>0.014686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2.27334" calcext:value-type="float">
            <text:p>2.27334</text:p>
          </table:table-cell>
          <table:table-cell office:value-type="float" office:value="0.08964" calcext:value-type="float">
            <text:p>0.08964</text:p>
          </table:table-cell>
        </table:table-row>
        <table:table-row table:style-name="ro1">
          <table:table-cell office:value-type="string" calcext:value-type="string">
            <text:p>wk</text:p>
          </table:table-cell>
          <table:table-cell office:value-type="float" office:value="1.64583" calcext:value-type="float">
            <text:p>1.64583</text:p>
          </table:table-cell>
          <table:table-cell office:value-type="float" office:value="0.071921" calcext:value-type="float">
            <text:p>0.071921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-9.66856" calcext:value-type="float">
            <text:p>-9.66856</text:p>
          </table:table-cell>
          <table:table-cell office:value-type="float" office:value="0.31552" calcext:value-type="float">
            <text:p>0.31552</text:p>
          </table:table-cell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-9.74993" calcext:value-type="float">
            <text:p>-9.74993</text:p>
          </table:table-cell>
          <table:table-cell office:value-type="float" office:value="0.31611" calcext:value-type="float">
            <text:p>0.31611</text:p>
          </table:table-cell>
        </table:table-row>
        <table:table-row table:style-name="ro1">
          <table:table-cell office:value-type="string" calcext:value-type="string">
            <text:p>sd.pf</text:p>
          </table:table-cell>
          <table:table-cell office:value-type="float" office:value="0.19878" calcext:value-type="float">
            <text:p>0.19878</text:p>
          </table:table-cell>
          <table:table-cell office:value-type="float" office:value="0.013169" calcext:value-type="float">
            <text:p>0.013169</text:p>
          </table:table-cell>
        </table:table-row>
        <table:table-row table:style-name="ro1">
          <table:table-cell office:value-type="string" calcext:value-type="string">
            <text:p>sd.cl</text:p>
          </table:table-cell>
          <table:table-cell office:value-type="float" office:value="0.40637" calcext:value-type="float">
            <text:p>0.40637</text:p>
          </table:table-cell>
          <table:table-cell office:value-type="float" office:value="0.020247" calcext:value-type="float">
            <text:p>0.020247</text:p>
          </table:table-cell>
        </table:table-row>
        <table:table-row table:style-name="ro1">
          <table:table-cell office:value-type="string" calcext:value-type="string">
            <text:p>sd.loc</text:p>
          </table:table-cell>
          <table:table-cell office:value-type="float" office:value="1.82151" calcext:value-type="float">
            <text:p>1.82151</text:p>
          </table:table-cell>
          <table:table-cell office:value-type="float" office:value="0.10177" calcext:value-type="float">
            <text:p>0.10177</text:p>
          </table:table-cell>
        </table:table-row>
        <table:table-row table:style-name="ro1">
          <table:table-cell office:value-type="string" calcext:value-type="string">
            <text:p>sd.wk</text:p>
          </table:table-cell>
          <table:table-cell office:value-type="float" office:value="1.25084" calcext:value-type="float">
            <text:p>1.25084</text:p>
          </table:table-cell>
          <table:table-cell office:value-type="float" office:value="0.085302" calcext:value-type="float">
            <text:p>0.085302</text:p>
          </table:table-cell>
        </table:table-row>
        <table:table-row table:style-name="ro1">
          <table:table-cell office:value-type="string" calcext:value-type="string">
            <text:p>sd.tod</text:p>
          </table:table-cell>
          <table:table-cell office:value-type="float" office:value="2.45936" calcext:value-type="float">
            <text:p>2.45936</text:p>
          </table:table-cell>
          <table:table-cell office:value-type="float" office:value="0.13614" calcext:value-type="float">
            <text:p>0.13614</text:p>
          </table:table-cell>
        </table:table-row>
        <table:table-row table:style-name="ro1">
          <table:table-cell office:value-type="string" calcext:value-type="string">
            <text:p>sd.seas</text:p>
          </table:table-cell>
          <table:table-cell office:value-type="float" office:value="1.63291" calcext:value-type="float">
            <text:p>1.63291</text:p>
          </table:table-cell>
          <table:table-cell office:value-type="float" office:value="0.14421" calcext:value-type="float">
            <text:p>0.14421</text:p>
          </table:table-cell>
        </table:table-row>
        <table:table-row table:style-name="ro1">
          <table:table-cell office:value-type="string" calcext:value-type="string">
            <text:p>Log.Lik:</text:p>
          </table:table-cell>
          <table:table-cell office:value-type="float" office:value="-3886.02" calcext:value-type="float">
            <text:p>-3886.02</text:p>
          </table:table-cell>
          <table:table-cell/>
        </table:table-row>
      </table:table>
      <table:table table:name="swissmetro" table:style-name="ta1">
        <table:table-column table:style-name="co3" table:number-columns-repeated="9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xlogit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2831101" calcext:value-type="float">
            <text:p>0.2831101</text:p>
          </table:table-cell>
          <table:table-cell office:value-type="float" office:value="0.056425" calcext:value-type="float">
            <text:p>0.056425</text:p>
          </table:table-cell>
          <table:table-cell table:number-columns-repeated="9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-0.5722759" calcext:value-type="float">
            <text:p>-0.5722759</text:p>
          </table:table-cell>
          <table:table-cell office:value-type="float" office:value="0.0791059" calcext:value-type="float">
            <text:p>0.0791059</text:p>
          </table:table-cell>
          <table:table-cell table:number-columns-repeated="9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-1.6601672" calcext:value-type="float">
            <text:p>-1.6601672</text:p>
          </table:table-cell>
          <table:table-cell office:value-type="float" office:value="0.0778264" calcext:value-type="float">
            <text:p>0.0778264</text:p>
          </table:table-cell>
          <table:table-cell table:number-columns-repeated="9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-3.228989" calcext:value-type="float">
            <text:p>-3.228989</text:p>
          </table:table-cell>
          <table:table-cell office:value-type="float" office:value="0.1749384" calcext:value-type="float">
            <text:p>0.1749384</text:p>
          </table:table-cell>
          <table:table-cell table:number-columns-repeated="9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sd.TT</text:p>
          </table:table-cell>
          <table:table-cell office:value-type="float" office:value="3.6485428" calcext:value-type="float">
            <text:p>3.6485428</text:p>
          </table:table-cell>
          <table:table-cell office:value-type="float" office:value="0.1667409" calcext:value-type="float">
            <text:p>0.1667409</text:p>
          </table:table-cell>
          <table:table-cell table:number-columns-repeated="9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-4359.218" calcext:value-type="float">
            <text:p>-4359.218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2"/>
          <table:table-cell table:style-name="ce7"/>
        </table:table-row>
        <table:table-row table:style-name="ro1">
          <table:table-cell office:value-type="string" calcext:value-type="string">
            <text:p>Apollo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05706" calcext:value-type="float">
            <text:p>0.057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TRAIN</text:p>
          </table:table-cell>
          <table:table-cell office:value-type="float" office:value="-0.5784" calcext:value-type="float">
            <text:p>-0.5784</text:p>
          </table:table-cell>
          <table:table-cell office:value-type="float" office:value="0.08332" calcext:value-type="float">
            <text:p>0.083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_CO</text:p>
          </table:table-cell>
          <table:table-cell office:value-type="float" office:value="-1.6602" calcext:value-type="float">
            <text:p>-1.6602</text:p>
          </table:table-cell>
          <table:table-cell office:value-type="float" office:value="0.07792" calcext:value-type="float">
            <text:p>0.077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_TT</text:p>
          </table:table-cell>
          <table:table-cell office:value-type="float" office:value="-3.2052" calcext:value-type="float">
            <text:p>-3.2052</text:p>
          </table:table-cell>
          <table:table-cell office:value-type="float" office:value="0.19601" calcext:value-type="float">
            <text:p>0.196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_TT</text:p>
          </table:table-cell>
          <table:table-cell office:value-type="float" office:value="3.6633" calcext:value-type="float">
            <text:p>3.6633</text:p>
          </table:table-cell>
          <table:table-cell office:value-type="float" office:value="0.17864" calcext:value-type="float">
            <text:p>0.1786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-4359.462" calcext:value-type="float">
            <text:p>-4359.462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Biogeme</text:p>
          </table:table-cell>
          <table:table-cell office:value-type="string" calcext:value-type="string">
            <text:p><text:s text:c="2"/>Estimate</text:p>
          </table:table-cell>
          <table:table-cell office:value-type="string" calcext:value-type="string">
            <text:p><text:s text:c="2"/>Std.Err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C_CAR</text:p>
          </table:table-cell>
          <table:table-cell office:value-type="float" office:value="0.277854" calcext:value-type="float">
            <text:p>0.277854</text:p>
          </table:table-cell>
          <table:table-cell office:value-type="float" office:value="0.055766" calcext:value-type="float">
            <text:p>0.055766</text:p>
          </table:table-cell>
          <table:table-cell table:number-columns-repeated="9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ASC_TRAIN</text:p>
          </table:table-cell>
          <table:table-cell table:style-name="ce13" office:value-type="float" office:value="-0.585135" calcext:value-type="float">
            <text:p>-0.585135</text:p>
          </table:table-cell>
          <table:table-cell office:value-type="float" office:value="0.078689" calcext:value-type="float">
            <text:p>0.078689</text:p>
          </table:table-cell>
          <table:table-cell table:number-columns-repeated="6"/>
          <table:table-cell table:style-name="ce13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_COST</text:p>
          </table:table-cell>
          <table:table-cell table:style-name="ce13" office:value-type="float" office:value="-1.655086" calcext:value-type="float">
            <text:p>-1.655086</text:p>
          </table:table-cell>
          <table:table-cell office:value-type="float" office:value="0.077745" calcext:value-type="float">
            <text:p>0.077745</text:p>
          </table:table-cell>
          <table:table-cell table:number-columns-repeated="6"/>
          <table:table-cell table:style-name="ce13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_TIME</text:p>
          </table:table-cell>
          <table:table-cell table:style-name="ce13" office:value-type="float" office:value="-3.178309" calcext:value-type="float">
            <text:p>-3.178309</text:p>
          </table:table-cell>
          <table:table-cell office:value-type="float" office:value="0.168664" calcext:value-type="float">
            <text:p>0.168664</text:p>
          </table:table-cell>
          <table:table-cell table:number-columns-repeated="6"/>
          <table:table-cell table:style-name="ce13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_TIME_S</text:p>
          </table:table-cell>
          <table:table-cell table:style-name="ce13" office:value-type="float" office:value="3.678093" calcext:value-type="float">
            <text:p>3.678093</text:p>
          </table:table-cell>
          <table:table-cell office:value-type="float" office:value="0.169751" calcext:value-type="float">
            <text:p>0.169751</text:p>
          </table:table-cell>
          <table:table-cell table:number-columns-repeated="6"/>
          <table:table-cell table:style-name="ce13"/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L</text:p>
          </table:table-cell>
          <table:table-cell table:style-name="ce6" office:value-type="float" office:value="-4360.56" calcext:value-type="float">
            <text:p>-4360.56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4">
          <table:table-cell table:number-columns-repeated="12"/>
          <table:table-cell table:style-name="ce7"/>
          <table:table-cell table:number-columns-repeated="5"/>
        </table:table-row>
        <table:table-row table:style-name="ro1">
          <table:table-cell table:number-columns-repeated="12"/>
          <table:table-cell table:style-name="ce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6:26:18.244523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16:14:07.502964856</meta:creation-date>
    <dc:date>2021-09-18T16:34:01.985510015</dc:date>
    <meta:editing-duration>PT3H47M16S</meta:editing-duration>
    <meta:editing-cycles>28</meta:editing-cycles>
    <meta:generator>LibreOffice/7.0.0.3$Linux_X86_64 LibreOffice_project/8061b3e9204bef6b321a21033174034a5e2ea88e</meta:generator>
    <dc:creator>das </dc:creator>
    <meta:document-statistic meta:table-count="4" meta:cell-count="613" meta:object-count="0"/>
  </office:meta>
</office:document-meta>
</file>